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istencia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_F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R_1,2</text:p>
          </table:table-cell>
          <table:table-cell office:value-type="float" office:value="98" calcext:value-type="float">
            <text:p>98</text:p>
          </table:table-cell>
        </table:table-row>
      </table:table>
      <table:table table:name="Sheet2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V_1</text:p>
          </table:table-cell>
          <table:table-cell office:value-type="string" calcext:value-type="string">
            <text:p>V_2</text:p>
          </table:table-cell>
          <table:table-cell office:value-type="string" calcext:value-type="string">
            <text:p>V_o</text:p>
          </table:table-cell>
          <table:table-cell office:value-type="string" calcext:value-type="string">
            <text:p>V_o teorico</text:p>
          </table:table-cell>
          <table:table-cell office:value-type="string" calcext:value-type="string">
            <text:p>Discrepancia</text:p>
          </table:table-cell>
          <table:table-cell office:value-type="string" calcext:value-type="string">
            <text:p>error relativo</text:p>
          </table:table-cell>
          <table:table-cell table:number-columns-repeated="3"/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-0.096" calcext:value-type="float">
            <text:p>-0.096</text:p>
          </table:table-cell>
          <table:table-cell office:value-type="float" office:value="0.076" calcext:value-type="float">
            <text:p>0.076</text:p>
          </table:table-cell>
          <table:table-cell table:formula="of:=-[$Resistencias.$B$1]/[$Resistencias.$B$2]*([.A2]+[.B2])" office:value-type="float" office:value="0.0614285714285714" calcext:value-type="float">
            <text:p>0.0614285714285714</text:p>
          </table:table-cell>
          <table:table-cell table:formula="of:=ABS([.D2]-[.C2])" office:value-type="float" office:value="0.0145714285714286" calcext:value-type="float">
            <text:p>0.0145714285714286</text:p>
          </table:table-cell>
          <table:table-cell table:formula="of:=[.E2]/[.D2]" office:value-type="float" office:value="0.237209302325582" calcext:value-type="float">
            <text:p>0.237209302325582</text:p>
          </table:table-cell>
          <table:table-cell table:number-columns-repeated="3"/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148" calcext:value-type="float">
            <text:p>0.148</text:p>
          </table:table-cell>
          <table:table-cell table:formula="of:=-[$Resistencias.$B$1]/[$Resistencias.$B$2]*([.A3]+[.B3])" office:value-type="float" office:value="0.111887755102041" calcext:value-type="float">
            <text:p>0.111887755102041</text:p>
          </table:table-cell>
          <table:table-cell table:formula="of:=ABS([.D3]-[.C3])" office:value-type="float" office:value="0.0361122448979592" calcext:value-type="float">
            <text:p>0.0361122448979592</text:p>
          </table:table-cell>
          <table:table-cell table:formula="of:=[.E3]/[.D3]" office:value-type="float" office:value="0.322754217966256" calcext:value-type="float">
            <text:p>0.322754217966256</text:p>
          </table:table-cell>
          <table:table-cell table:number-columns-repeated="3"/>
        </table:table-row>
        <table:table-row table:style-name="ro1">
          <table:table-cell office:value-type="float" office:value="-0.026" calcext:value-type="float">
            <text:p>-0.026</text:p>
          </table:table-cell>
          <table:table-cell office:value-type="float" office:value="-0.165" calcext:value-type="float">
            <text:p>-0.165</text:p>
          </table:table-cell>
          <table:table-cell office:value-type="float" office:value="0.484" calcext:value-type="float">
            <text:p>0.484</text:p>
          </table:table-cell>
          <table:table-cell table:formula="of:=-[$Resistencias.$B$1]/[$Resistencias.$B$2]*([.A4]+[.B4])" office:value-type="float" office:value="0.419030612244898" calcext:value-type="float">
            <text:p>0.419030612244898</text:p>
          </table:table-cell>
          <table:table-cell table:formula="of:=ABS([.D4]-[.C4])" office:value-type="float" office:value="0.064969387755102" calcext:value-type="float">
            <text:p>0.064969387755102</text:p>
          </table:table-cell>
          <table:table-cell table:formula="of:=[.E4]/[.D4]" office:value-type="float" office:value="0.155046876902472" calcext:value-type="float">
            <text:p>0.155046876902472</text:p>
          </table:table-cell>
          <table:table-cell/>
          <table:table-cell office:value-type="string" calcext:value-type="string">
            <text:p>V fuente dual</text:p>
          </table:table-cell>
          <table:table-cell office:value-type="string" calcext:value-type="string">
            <text:p>10V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5" calcext:value-type="float">
            <text:p>0.115</text:p>
          </table:table-cell>
          <table:table-cell table:formula="of:=-[$Resistencias.$B$1]/[$Resistencias.$B$2]*([.A5]+[.B5])" office:value-type="float" office:value="0.0899489795918367" calcext:value-type="float">
            <text:p>0.0899489795918367</text:p>
          </table:table-cell>
          <table:table-cell table:formula="of:=ABS([.D5]-[.C5])" office:value-type="float" office:value="0.0250510204081633" calcext:value-type="float">
            <text:p>0.0250510204081633</text:p>
          </table:table-cell>
          <table:table-cell table:formula="of:=[.E5]/[.D5]" office:value-type="float" office:value="0.278502552467385" calcext:value-type="float">
            <text:p>0.278502552467385</text:p>
          </table:table-cell>
          <table:table-cell table:number-columns-repeated="3"/>
        </table:table-row>
        <table:table-row table:style-name="ro1">
          <table:table-cell office:value-type="float" office:value="-0.188" calcext:value-type="float">
            <text:p>-0.188</text:p>
          </table:table-cell>
          <table:table-cell office:value-type="float" office:value="0.284" calcext:value-type="float">
            <text:p>0.284</text:p>
          </table:table-cell>
          <table:table-cell office:value-type="float" office:value="-0.187" calcext:value-type="float">
            <text:p>-0.187</text:p>
          </table:table-cell>
          <table:table-cell table:formula="of:=-[$Resistencias.$B$1]/[$Resistencias.$B$2]*([.A6]+[.B6])" office:value-type="float" office:value="-0.210612244897959" calcext:value-type="float">
            <text:p>-0.210612244897959</text:p>
          </table:table-cell>
          <table:table-cell table:formula="of:=ABS([.D6]-[.C6])" office:value-type="float" office:value="0.0236122448979591" calcext:value-type="float">
            <text:p>0.0236122448979591</text:p>
          </table:table-cell>
          <table:table-cell table:formula="of:=[.E6]/[.D6]" office:value-type="float" office:value="-0.112112403100775" calcext:value-type="float">
            <text:p>-0.11211240310077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08:16:33.352811838</meta:creation-date>
    <dc:date>2023-11-09T14:05:36.705530528</dc:date>
    <meta:editing-duration>PT5H49M8S</meta:editing-duration>
    <meta:editing-cycles>2</meta:editing-cycles>
    <meta:generator>LibreOffice/7.5.5.2$Linux_X86_64 LibreOffice_project/50$Build-2</meta:generator>
    <meta:document-statistic meta:table-count="2" meta:cell-count="42" meta:object-count="0"/>
  </office:meta>
</office:document-meta>
</file>